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sans-serif"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tgomery test</text:p>
      <text:p text:style-name="Standard"/>
      <text:p text:style-name="Standard"><text:a xlink:type="simple" xlink:href="https://www.has-sante.fr/upload/docs/application/pdf/2017-10/depression_adulte_argumentaire_diagnostic.pdf" text:style-name="Internet_20_link" text:visited-style-name="Visited_20_Internet_20_Link">https://www.has-sante.fr/upload/docs/application/pdf/2017-10/depression_adulte_argumentaire_diagnostic.pdf</text:a></text:p>
      <text:p text:style-name="Standard"/>
      <text:p text:style-name="Standard"/>
      <text:p text:style-name="Standard"><text:span text:style-name="T1">changement de la sévérité de l’état dépressif, principalement durant un traitement pharmacolo-gique antidépresseur. Il comporte dixitems qui évalue successivement : la tristesse apparente, la tristesse exprimée, la tension intérieure, la réduction de sommeil, la réductionde l’appétit, les difficultés de concentra-tion, la lassitude, l’incapacité à ressentir, les pensées pessimistes et les idées suicidaires.Il s’agit d’un hétéro-questionnaire qui concerne les septjours précédents. L’âgede la population cible est ≥18 ans.Le temps de remplissageest d’environ 15 minutes selon la référence de Furukawa(49).Concernant le principe de cotation du questionnaireChaque item du MADRS est coté de 0 à 6. Seules les valeurs paires sont définies. Le médecin doit décider si l’item doit être coté avec les points définis (0, 2, 4, 6) ou avec des points intermédiaires (1,3,5) pour lesquels il n’y a pas de définition.Le résultat au MADRS est un score qui est la somme des cotations des dixitems. Ce score varie de 0 à 60. Les seuils du questionnaire: le score seuil de dépression est de 15. La note d’inclusion pour les essais médicamenteux est classiquement de 21(50).LaMontgomery-Asberg Depression Rating Scale-self assessment,selon Svanborg et Asberg(106),est la version auto-administrée du Montgomery-Asberg Depression Rating Scale. Il con-cerne les troisjours précédents.Il comporte neufdes dixitems du MADRS. Chaque item est coté de 0 à 3 avec la possibilité de demi-points (0,5 ; 1,5 ; 2,5). Le score est la somme des cotations et varie de 0 à 27</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5T18:15:23.74</meta:creation-date>
    <dc:date>2020-04-15T18:17:33.82</dc:date>
    <meta:editing-duration>PT35S</meta:editing-duration>
    <meta:editing-cycles>2</meta:editing-cycles>
    <meta:generator>OpenOffice/4.1.6$Win32 OpenOffice.org_project/416m1$Build-9790</meta:generator>
    <meta:document-statistic meta:table-count="0" meta:image-count="0" meta:object-count="0" meta:page-count="1" meta:paragraph-count="3" meta:word-count="233" meta:character-count="1667"/>
  </office:meta>
</office:document-meta>
</file>